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eph Staline, né le 18 décembre 1878<text:bookmark text:name="cite_ref-naiss_2-0"/>2 et mort le 5 mars 1953, est un révolutionnaire bolchevik et homme d'État soviétique d'origine géorgienne. Il dirige l'Union des républiques socialistes soviétiques (URSS) à partir de la fin des années 1920 jusqu'à sa mort en établissant un régime de dictature personnelle absolue. Les historiens le jugent responsable, à des degrés divers, de la mort de trois à plus de vingt millions de personn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5T08:12:09.16</meta:creation-date>
    <dc:date>2020-11-23T15:44:45.41</dc:date>
    <meta:editing-duration>PT14M30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" meta:word-count="71" meta:character-count="438"/>
  </office:meta>
</office:document-meta>
</file>